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Helper.getContextObjec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Helper.setContextObject( Map objectModel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.setWebContinuation( Map objectModel , WebContinuation k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.getWebContinuation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